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vertical-align="middle"/>
    </style:style>
    <style:style style:name="gr2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</office:automatic-styles>
  <office:body>
    <office:drawing>
      <draw:page draw:name="page1" draw:style-name="dp1" draw:master-page-name="Standard">
        <draw:polygon draw:style-name="gr1" draw:text-style-name="P1" draw:layer="Triangles" svg:width="2.849cm" svg:height="2.149cm" svg:x="0.9cm" svg:y="1.9cm" svg:viewBox="0 0 2850 2150" draw:points="500,0 0,2150 2850,1875">
          <text:p/>
        </draw:polygon>
        <draw:polygon draw:style-name="gr1" draw:text-style-name="P1" draw:layer="Triangles" svg:width="2.349cm" svg:height="2.724cm" svg:x="1.4cm" svg:y="1.05cm" svg:viewBox="0 0 2350 2725" draw:points="2200,0 0,850 2350,2725">
          <text:p/>
        </draw:polygon>
        <draw:polygon draw:style-name="gr1" draw:text-style-name="P1" draw:layer="Triangles" svg:width="2.649cm" svg:height="2.724cm" svg:x="3.6cm" svg:y="1.05cm" svg:viewBox="0 0 2650 2725" draw:points="2650,1650 0,0 150,2725">
          <text:p/>
        </draw:polygon>
        <draw:polygon draw:style-name="gr1" draw:text-style-name="P1" draw:layer="Triangles" svg:width="2.849cm" svg:height="2.299cm" svg:x="0.9cm" svg:y="3.775cm" svg:viewBox="0 0 2850 2300" draw:points="800,2300 2850,0 0,275">
          <text:p/>
        </draw:polygon>
        <draw:polygon draw:style-name="gr1" draw:text-style-name="P1" draw:layer="Triangles" svg:width="2.699cm" svg:height="2.299cm" svg:x="1.7cm" svg:y="3.775cm" svg:viewBox="0 0 2700 2300" draw:points="2700,2175 2050,0 0,2300">
          <text:p/>
        </draw:polygon>
        <draw:polygon draw:style-name="gr1" draw:text-style-name="P1" draw:layer="Triangles" svg:width="2.549cm" svg:height="2.174cm" svg:x="3.75cm" svg:y="3.775cm" svg:viewBox="0 0 2550 2175" draw:points="2550,1175 0,0 650,2175">
          <text:p/>
        </draw:polygon>
        <draw:polygon draw:style-name="gr1" draw:text-style-name="P1" draw:layer="Triangles" svg:width="2.549cm" svg:height="2.249cm" svg:x="3.75cm" svg:y="2.7cm" svg:viewBox="0 0 2550 2250" draw:points="2500,0 0,1075 2550,2250">
          <text:p/>
        </draw:polygon>
        <draw:polygon draw:style-name="gr1" draw:text-style-name="P1" draw:layer="Triangles" svg:width="1.999cm" svg:height="2.249cm" svg:x="6.25cm" svg:y="2.7cm" svg:viewBox="0 0 2000 2250" draw:points="2000,1575 0,0 50,2250">
          <text:p/>
        </draw:polygon>
        <draw:polygon draw:style-name="gr1" draw:text-style-name="P1" draw:layer="Triangles" svg:width="1.949cm" svg:height="2.399cm" svg:x="6.3cm" svg:y="4.275cm" svg:viewBox="0 0 1950 2400" draw:points="1175,2400 1950,0 0,675">
          <text:p/>
        </draw:polygon>
        <draw:polygon draw:style-name="gr1" draw:text-style-name="P1" draw:layer="Triangles" svg:width="1.899cm" svg:height="1.674cm" svg:x="4.4cm" svg:y="4.95cm" svg:viewBox="0 0 1900 1675" draw:points="0,1000 1350,1675 1900,0">
          <text:p/>
        </draw:polygon>
        <draw:polygon draw:style-name="gr1" draw:text-style-name="P1" draw:layer="Triangles" svg:width="2.699cm" svg:height="1.874cm" svg:x="1.7cm" svg:y="5.95cm" svg:viewBox="0 0 2700 1875" draw:points="1400,1875 2700,0 0,125">
          <text:p/>
        </draw:polygon>
        <draw:polygon draw:style-name="gr1" draw:text-style-name="P1" draw:layer="Triangles" svg:width="2.199cm" svg:height="2.824cm" svg:x="3.1cm" svg:y="5.95cm" svg:viewBox="0 0 2200 2825" draw:points="2200,2825 1300,0 0,1875">
          <text:p/>
        </draw:polygon>
        <draw:polygon draw:style-name="gr1" draw:text-style-name="P1" draw:layer="Triangles" svg:width="1.349cm" svg:height="2.824cm" svg:x="4.4cm" svg:y="5.95cm" svg:viewBox="0 0 1350 2825" draw:points="900,2825 1350,675 0,0">
          <text:p/>
        </draw:polygon>
        <draw:polygon draw:style-name="gr1" draw:text-style-name="P1" draw:layer="Triangles" svg:width="2.924cm" svg:height="2.099cm" svg:x="5.3cm" svg:y="6.675cm" svg:viewBox="0 0 2925 2100" draw:points="2925,2100 2175,0 0,2100">
          <text:p/>
        </draw:polygon>
        <draw:polygon draw:style-name="gr1" draw:text-style-name="P1" draw:layer="Triangles" svg:width="2.124cm" svg:height="2.099cm" svg:x="7.475cm" svg:y="6.675cm" svg:viewBox="0 0 2125 2100" draw:points="2125,350 0,0 750,2100">
          <text:p/>
        </draw:polygon>
        <draw:polygon draw:style-name="gr1" draw:text-style-name="P1" draw:layer="Triangles" svg:width="3.074cm" svg:height="2.049cm" svg:x="3.6cm" svg:y="0.65cm" svg:viewBox="0 0 3075 2050" draw:points="3075,0 0,400 2650,2050">
          <text:p/>
        </draw:polygon>
        <draw:polygon draw:style-name="gr1" draw:text-style-name="P1" draw:layer="Triangles" svg:width="2.399cm" svg:height="2.049cm" svg:x="6.25cm" svg:y="0.65cm" svg:viewBox="0 0 2400 2050" draw:points="2400,1325 425,0 0,2050">
          <text:p/>
        </draw:polygon>
        <draw:polygon draw:style-name="gr1" draw:text-style-name="P1" draw:layer="Triangles" svg:width="2.399cm" svg:height="2.299cm" svg:x="6.25cm" svg:y="1.975cm" svg:viewBox="0 0 2400 2300" draw:points="2000,2300 2400,0 0,725">
          <text:p/>
        </draw:polygon>
        <draw:polygon draw:style-name="gr1" draw:text-style-name="P1" draw:layer="Triangles" svg:width="2.224cm" svg:height="2.299cm" svg:x="8.25cm" svg:y="1.975cm" svg:viewBox="0 0 2225 2300" draw:points="2225,1775 400,0 0,2300">
          <text:p/>
        </draw:polygon>
        <draw:polygon draw:style-name="gr1" draw:text-style-name="P1" draw:layer="Triangles" svg:width="1.824cm" svg:height="2.824cm" svg:x="8.65cm" svg:y="0.925cm" svg:viewBox="0 0 1825 2825" draw:points="1375,0 0,1050 1825,2825">
          <text:p/>
        </draw:polygon>
        <draw:polygon draw:style-name="gr1" draw:text-style-name="P1" draw:layer="Triangles" svg:width="3.349cm" svg:height="1.324cm" svg:x="6.675cm" svg:y="0.65cm" svg:viewBox="0 0 3350 1325" draw:points="0,0 1975,1325 3350,275">
          <text:p/>
        </draw:polygon>
        <draw:polygon draw:style-name="gr1" draw:text-style-name="P1" draw:layer="Triangles" svg:width="2.099cm" svg:height="2.824cm" svg:x="10.025cm" svg:y="0.925cm" svg:viewBox="0 0 2100 2825" draw:points="2100,1350 0,0 450,2825">
          <text:p/>
        </draw:polygon>
        <draw:polygon draw:style-name="gr1" draw:text-style-name="P1" draw:layer="Triangles" svg:width="2.599cm" svg:height="1.924cm" svg:x="10.475cm" svg:y="2.275cm" svg:viewBox="0 0 2600 1925" draw:points="2600,1925 1650,0 0,1475">
          <text:p/>
        </draw:polygon>
        <draw:polygon draw:style-name="gr1" draw:text-style-name="P1" draw:layer="Triangles" svg:width="2.224cm" svg:height="1.899cm" svg:x="8.25cm" svg:y="3.75cm" svg:viewBox="0 0 2225 1900" draw:points="2125,1900 0,525 2225,0">
          <text:p/>
        </draw:polygon>
        <draw:polygon draw:style-name="gr1" draw:text-style-name="P1" draw:layer="Triangles" svg:width="2.699cm" svg:height="1.899cm" svg:x="10.375cm" svg:y="3.75cm" svg:viewBox="0 0 2700 1900" draw:points="2700,450 100,0 0,1900">
          <text:p/>
        </draw:polygon>
        <draw:polygon draw:style-name="gr1" draw:text-style-name="P1" draw:layer="Triangles" svg:width="2.699cm" svg:height="2.699cm" svg:x="10.375cm" svg:y="4.2cm" svg:viewBox="0 0 2700 2700" draw:points="1600,2700 2700,0 0,1450">
          <text:p/>
        </draw:polygon>
        <draw:polygon draw:style-name="gr1" draw:text-style-name="P1" draw:layer="Triangles" svg:width="2.374cm" svg:height="1.374cm" svg:x="9.6cm" svg:y="5.65cm" svg:viewBox="0 0 2375 1375" draw:points="0,1375 2375,1250 775,0">
          <text:p/>
        </draw:polygon>
        <draw:polygon draw:style-name="gr1" draw:text-style-name="P1" draw:layer="Triangles" svg:width="2.374cm" svg:height="1.749cm" svg:x="9.6cm" svg:y="6.9cm" svg:viewBox="0 0 2375 1750" draw:points="1250,1750 2375,0 0,125">
          <text:p/>
        </draw:polygon>
        <draw:polygon draw:style-name="gr1" draw:text-style-name="P1" draw:layer="Triangles" svg:width="2.624cm" svg:height="1.749cm" svg:x="8.225cm" svg:y="7.025cm" svg:viewBox="0 0 2625 1750" draw:points="0,1750 2625,1625 1375,0">
          <text:p/>
        </draw:polygon>
        <draw:polygon draw:style-name="gr1" draw:text-style-name="P1" draw:layer="Vertices" svg:width="2.899cm" svg:height="2.399cm" svg:x="7.475cm" svg:y="4.275cm" svg:viewBox="0 0 2900 2400" draw:points="0,2400 2900,1375 775,0">
          <text:p/>
        </draw:polygon>
        <draw:polygon draw:style-name="gr1" draw:text-style-name="P1" draw:layer="Vertices" svg:width="2.899cm" svg:height="1.374cm" svg:x="7.475cm" svg:y="5.65cm" svg:viewBox="0 0 2900 1375" draw:points="2125,1375 2900,0 0,1025">
          <text:p/>
        </draw:polygon>
        <draw:polygon draw:style-name="gr1" draw:text-style-name="P1" draw:layer="layout" svg:width="2.174cm" svg:height="2.149cm" svg:x="5.3cm" svg:y="6.625cm" svg:viewBox="0 0 2175 2150" draw:points="2175,50 450,0 0,2150">
          <text:p/>
        </draw:polygon>
        <draw:polygon draw:style-name="gr1" draw:text-style-name="P1" draw:layer="layout" svg:width="1.724cm" svg:height="1.724cm" svg:x="5.75cm" svg:y="4.95cm" svg:viewBox="0 0 1725 1725" draw:points="550,0 0,1675 1725,1725">
          <text:p/>
        </draw:polygon>
        <draw:polygon draw:style-name="gr2" draw:text-style-name="P2" draw:layer="layout" svg:width="8.715cm" svg:height="11.892cm" draw:transform="skewX (-3.59383730106356E-017) rotate (-1.79925992588095) translate (13.6410068763925cm 1.76580589754964cm)" svg:viewBox="0 0 8716 11893" draw:points="2903,11893 5110,11893 6902,10655 8289,8895 8716,6537 8054,3688 7337,1159 5378,460 2499,0 839,1361 0,3712 491,7038 1577,9942">
          <text:p/>
        </draw:polygon>
        <draw:polygon draw:style-name="gr3" draw:text-style-name="P2" draw:layer="layout" svg:width="4.198cm" svg:height="4.135cm" draw:transform="rotate (-2.73545453665071) translate (9.00006680806871cm 6.01914888328504cm)" svg:viewBox="0 0 4199 4136" draw:points="1215,4136 3936,4136 4199,1881 3225,727 1660,0 0,1899">
          <text:p/>
        </draw:polygon>
        <draw:custom-shape draw:style-name="gr4" draw:text-style-name="P3" draw:layer="layout" svg:width="0.2cm" svg:height="0.2cm" svg:x="6.2cm" svg:y="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riangles"/>
      <draw:layer draw:name="Vertic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4T12:53:03.555000000</meta:creation-date>
    <meta:generator>LibreOffice/5.1.5.2$Windows_x86 LibreOffice_project/7a864d8825610a8c07cfc3bc01dd4fce6a9447e5</meta:generator>
    <dc:date>2024-07-15T15:00:51.064000000</dc:date>
    <meta:editing-duration>PT1H32M51S</meta:editing-duration>
    <meta:editing-cycles>14</meta:editing-cycles>
    <meta:document-statistic meta:object-count="36"/>
  </office:meta>
</office:document-meta>
</file>